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.5cm" drawooo:fontwork-start="19.9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062cm" fo:min-width="7.228cm" fo:padding-top="0.165cm" fo:padding-bottom="0.165cm" fo:padding-left="0.29cm" fo:padding-right="0.29cm" draw:shadow="hidden" drawooo:fontwork-style="rotate" drawooo:fontwork-adjust="right" drawooo:fontwork-distance="0.2cm" drawooo:fontwork-start="9.5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The Universe</text:span></text:p>
        </draw:path>
        <draw:path draw:style-name="gr2" draw:text-style-name="P2" draw:layer="layout" svg:width="15.999cm" svg:height="11.999cm" svg:x="10cm" svg:y="6cm" svg:viewBox="0 0 16000 12000" svg:d="M16000 6000c0 1052-371 2087-1072 3001-701 912-1712 1668-2928 2195-1216 528-2596 804-4001 804-1403 0-2783-276-3999-804-1216-527-2227-1283-2928-2195-701-914-1072-1949-1072-3001s371-2087 1072-2999c701-914 1712-1670 2928-2197 1216-528 2596-804 3999-804 1405 0 2785 276 4001 804 1216 527 2227 1283 2928 2195 701 914 1072 1949 1072 3001z">
          <text:p text:style-name="P1"><text:span text:style-name="T1">Cats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13:51:41.924000000</meta:creation-date>
    <dc:date>2022-07-18T20:26:51.104507327</dc:date>
    <meta:editing-duration>PT24M22S</meta:editing-duration>
    <meta:editing-cycles>8</meta:editing-cycles>
    <meta:generator>LibreOffice/7.3.4.2$Linux_X86_64 LibreOffice_project/30$Build-2</meta:generator>
    <meta:document-statistic meta:object-count="2"/>
  </office:meta>
</office:document-meta>
</file>